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  <style:text-properties fo:font-size="12pt"/>
    </style:style>
    <style:style style:name="P8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2pt"/>
    </style:style>
    <style:style style:name="P9" style:family="paragraph">
      <loext:graphic-properties draw:fill="none"/>
      <style:paragraph-properties fo:text-align="start"/>
      <style:text-properties fo:font-size="12pt"/>
    </style:style>
    <style:style style:name="P10" style:family="paragraph">
      <style:paragraph-properties fo:margin-top="0cm" fo:margin-bottom="0cm" fo:line-height="100%" fo:text-align="start"/>
      <style:text-properties fo:font-size="12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CustomShape 1" draw:style-name="gr1" draw:text-style-name="P2" draw:layer="layout" svg:width="26.596cm" svg:height="1.4cm" svg:x="1.4cm" svg:y="0.628cm">
          <text:p text:style-name="P1"><text:span text:style-name="T1">DFD Level -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5.838cm" svg:height="4.06cm" svg:x="11.684cm" svg:y="6.65cm">
          <text:p text:style-name="P1"><text:span text:style-name="T2">News</text:span></text:p>
          <text:p text:style-name="P1"><text:span text:style-name="T2">RS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" draw:text-style-name="P3" draw:layer="layout" svg:width="4.568cm" svg:height="1.52cm" svg:x="5.08cm" svg:y="4.064cm">
          <text:p text:style-name="P1"><text:span text:style-name="T2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4.822cm" svg:height="1.774cm" svg:x="19.304cm" svg:y="3.81cm">
          <text:p text:style-name="P1"><text:span text:style-name="T2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4" draw:layer="layout" svg:x1="12.192cm" svg:y1="7.62cm" svg:x2="9.144cm" svg:y2="5.588cm">
          <text:p/>
        </draw:line>
        <draw:line draw:name="Line 6" draw:style-name="gr3" draw:text-style-name="P4" draw:layer="layout" svg:x1="7.112cm" svg:y1="5.588cm" svg:x2="11.684cm" svg:y2="8.636cm">
          <text:p/>
        </draw:line>
        <draw:line draw:name="Line 7" draw:style-name="gr3" draw:text-style-name="P4" draw:layer="layout" svg:x1="16.764cm" svg:y1="7.366cm" svg:x2="20.574cm" svg:y2="5.588cm">
          <text:p/>
        </draw:line>
        <draw:line draw:name="Line 8" draw:style-name="gr3" draw:text-style-name="P4" draw:layer="layout" svg:x1="22.606cm" svg:y1="5.588cm" svg:x2="17.272cm" svg:y2="8.128cm">
          <text:p/>
        </draw:line>
        <draw:line draw:name="Line 9" draw:style-name="gr3" draw:text-style-name="P4" draw:layer="layout" svg:x1="17.526cm" svg:y1="8.636cm" svg:x2="21.082cm" svg:y2="8.637cm">
          <text:p/>
        </draw:line>
        <draw:line draw:name="Line 10" draw:style-name="gr4" draw:text-style-name="P4" draw:layer="layout" svg:x1="21.336cm" svg:y1="7.874cm" svg:x2="25.4cm" svg:y2="7.875cm">
          <text:p/>
        </draw:line>
        <draw:line draw:name="Line 11" draw:style-name="gr4" draw:text-style-name="P4" draw:layer="layout" svg:x1="21.336cm" svg:y1="9.274cm" svg:x2="25.4cm" svg:y2="9.275cm">
          <text:p/>
        </draw:line>
        <draw:custom-shape draw:name="CustomShape 12" draw:style-name="gr5" draw:text-style-name="P2" draw:layer="layout" svg:width="4.314cm" svg:height="1.357cm" svg:x="21.336cm" svg:y="7.928cm">
          <text:p text:style-name="P5"><text:span text:style-name="T3">Email and SMS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4" draw:text-style-name="P4" draw:layer="layout" svg:x1="12.5cm" svg:y1="13.108cm" svg:x2="16.818cm" svg:y2="13.109cm">
          <text:p/>
        </draw:line>
        <draw:line draw:name="Line 14" draw:style-name="gr4" draw:text-style-name="P4" draw:layer="layout" svg:x1="12.5cm" svg:y1="14.508cm" svg:x2="16.818cm" svg:y2="14.509cm">
          <text:p/>
        </draw:line>
        <draw:custom-shape draw:name="CustomShape 15" draw:style-name="gr5" draw:text-style-name="P2" draw:layer="layout" svg:width="3.806cm" svg:height="0.958cm" svg:x="12.954cm" svg:y="13.362cm">
          <text:p text:style-name="P5"><text:span text:style-name="T2">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" draw:text-style-name="P4" draw:layer="layout" svg:x1="13.816cm" svg:y1="10.614cm" svg:x2="13.817cm" svg:y2="13.108cm">
          <text:p/>
        </draw:line>
        <draw:line draw:name="Line 17" draw:style-name="gr3" draw:text-style-name="P4" draw:layer="layout" svg:x1="15.148cm" svg:y1="13.108cm" svg:x2="15.149cm" svg:y2="10.614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CustomShape 1" draw:style-name="gr1" draw:text-style-name="P2" draw:layer="layout" svg:width="25.195cm" svg:height="1.4cm" svg:x="1.4cm" svg:y="0.628cm">
          <text:p text:style-name="P1"><text:span text:style-name="T1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xml:id="id1" draw:id="id1" draw:layer="layout" svg:width="3.044cm" svg:height="1.266cm" svg:x="2.286cm" svg:y="3.042cm">
          <text:p text:style-name="P1"><text:span text:style-name="T3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8" draw:layer="layout" svg:width="3.484cm" svg:height="2.282cm" svg:x="7.898cm" svg:y="2.588cm">
          <text:p text:style-name="P7"><text:span text:style-name="T4">Select categor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8" draw:text-style-name="P8" draw:layer="layout" svg:width="3.098cm" svg:height="2.536cm" svg:x="13.88cm" svg:y="2.434cm">
          <text:p text:style-name="P7"><text:span text:style-name="T4">Select Video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8" draw:layer="layout" svg:width="2.684cm" svg:height="2.536cm" svg:x="18.798cm" svg:y="2.388cm">
          <text:p text:style-name="P7"><text:span text:style-name="T4">Select Phot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4" draw:text-style-name="P4" draw:layer="layout" svg:x1="22.906cm" svg:y1="7.56cm" svg:x2="26.716cm" svg:y2="7.561cm">
          <text:p/>
        </draw:line>
        <draw:line draw:name="Line 7" draw:style-name="gr4" draw:text-style-name="P4" draw:layer="layout" svg:x1="22.906cm" svg:y1="8.36cm" svg:x2="26.716cm" svg:y2="8.361cm">
          <text:p/>
        </draw:line>
        <draw:custom-shape draw:name="CustomShape 8" draw:style-name="gr5" draw:text-style-name="P2" draw:layer="layout" svg:width="3.552cm" svg:height="0.958cm" svg:x="23.66cm" svg:y="7.414cm">
          <text:p text:style-name="P5"><text:span text:style-name="T2">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" draw:text-style-name="P4" draw:layer="layout" svg:x1="5.334cm" svg:y1="3.75cm" svg:x2="7.874cm" svg:y2="3.751cm">
          <text:p/>
        </draw:line>
        <draw:line draw:name="Line 10" draw:style-name="gr3" draw:text-style-name="P9" draw:layer="layout" svg:x1="11.462cm" svg:y1="3.75cm" svg:x2="13.88cm" svg:y2="3.751cm">
          <text:p/>
        </draw:line>
        <draw:line draw:name="Line 11" draw:style-name="gr3" draw:text-style-name="P9" draw:layer="layout" svg:x1="17.052cm" svg:y1="3.75cm" svg:x2="18.796cm" svg:y2="3.751cm">
          <text:p/>
        </draw:line>
        <draw:line draw:name="Line 12" draw:style-name="gr3" draw:text-style-name="P9" draw:layer="layout" svg:x1="24.676cm" svg:y1="4.928cm" svg:x2="24.677cm" svg:y2="7.56cm">
          <text:p/>
        </draw:line>
        <draw:custom-shape draw:name="CustomShape 13" draw:style-name="gr5" draw:text-style-name="P2" draw:layer="layout" svg:width="2.028cm" svg:height="0.802cm" svg:x="5.588cm" svg:y="3.65cm">
          <text:p text:style-name="P5"><text:span text:style-name="T3">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8" draw:layer="layout" svg:width="2.684cm" svg:height="2.536cm" svg:x="23.299cm" svg:y="2.389cm">
          <text:p text:style-name="P7"><text:span text:style-name="T4">Fill News</text:span></text:p>
          <text:p text:style-name="P7"><text:span text:style-name="T4">Detail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3" draw:text-style-name="P9" draw:layer="layout" svg:x1="21.584cm" svg:y1="3.752cm" svg:x2="23.299cm" svg:y2="3.753cm">
          <text:p/>
        </draw:line>
        <draw:line draw:name="Line 16" draw:style-name="gr4" draw:text-style-name="P9" draw:layer="layout" svg:x1="8.636cm" svg:y1="6.35cm" svg:x2="10.922cm" svg:y2="6.351cm">
          <text:p/>
        </draw:line>
        <draw:line draw:name="Line 17" draw:style-name="gr4" draw:text-style-name="P9" draw:layer="layout" svg:x1="8.636cm" svg:y1="7.15cm" svg:x2="10.922cm" svg:y2="7.151cm">
          <text:p/>
        </draw:line>
        <draw:custom-shape draw:name="CustomShape 18" draw:style-name="gr11" draw:text-style-name="P11" draw:layer="layout" svg:width="2.792cm" svg:height="0.723cm" svg:x="8.636cm" svg:y="6.35cm">
          <text:p text:style-name="P10"><text:span text:style-name="T4">Categ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" draw:text-style-name="P9" draw:layer="layout" svg:x1="9.652cm" svg:y1="6.35cm" svg:x2="9.653cm" svg:y2="4.872cm">
          <text:p/>
        </draw:line>
        <draw:line draw:name="Line 20" draw:style-name="gr4" draw:text-style-name="P9" draw:layer="layout" svg:x1="14.436cm" svg:y1="6.451cm" svg:x2="16.722cm" svg:y2="6.452cm">
          <text:p/>
        </draw:line>
        <draw:line draw:name="Line 21" draw:style-name="gr4" draw:text-style-name="P9" draw:layer="layout" svg:x1="14.436cm" svg:y1="7.251cm" svg:x2="16.722cm" svg:y2="7.252cm">
          <text:p/>
        </draw:line>
        <draw:custom-shape draw:name="CustomShape 22" draw:style-name="gr12" draw:text-style-name="P11" draw:layer="layout" svg:width="2.792cm" svg:height="0.723cm" svg:x="14.436cm" svg:y="6.451cm">
          <text:p text:style-name="P10"><text:span text:style-name="T4">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3" draw:text-style-name="P9" draw:layer="layout" svg:x1="15.452cm" svg:y1="6.451cm" svg:x2="15.453cm" svg:y2="4.973cm">
          <text:p/>
        </draw:line>
        <draw:line draw:name="Line 24" draw:style-name="gr4" draw:text-style-name="P9" draw:layer="layout" svg:x1="19.236cm" svg:y1="6.452cm" svg:x2="21.522cm" svg:y2="6.453cm">
          <text:p/>
        </draw:line>
        <draw:line draw:name="Line 25" draw:style-name="gr4" draw:text-style-name="P9" draw:layer="layout" svg:x1="19.236cm" svg:y1="7.252cm" svg:x2="21.522cm" svg:y2="7.253cm">
          <text:p/>
        </draw:line>
        <draw:custom-shape draw:name="CustomShape 26" draw:style-name="gr13" draw:text-style-name="P11" draw:layer="layout" svg:width="2.792cm" svg:height="0.723cm" svg:x="19.236cm" svg:y="6.452cm">
          <text:p text:style-name="P10"><text:span text:style-name="T4">Pho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" draw:text-style-name="P9" draw:layer="layout" svg:x1="20.252cm" svg:y1="6.452cm" svg:x2="20.253cm" svg:y2="4.974cm">
          <text:p/>
        </draw:line>
        <draw:custom-shape draw:name="CustomShape 28" draw:style-name="gr14" draw:text-style-name="P8" draw:layer="layout" svg:width="2.792cm" svg:height="2.03cm" svg:x="14.078cm" svg:y="8.798cm">
          <text:p text:style-name="P7"><text:span text:style-name="T4">Add video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9" draw:style-name="gr3" draw:text-style-name="P9" draw:layer="layout" svg:x1="15.494cm" svg:y1="8.798cm" svg:x2="15.495cm" svg:y2="7.251cm">
          <text:p/>
        </draw:line>
        <draw:line draw:name="Line 30" draw:style-name="gr4" draw:text-style-name="P9" draw:layer="layout" svg:x1="19.237cm" svg:y1="7.252cm" svg:x2="21.523cm" svg:y2="7.253cm">
          <text:p/>
        </draw:line>
        <draw:custom-shape draw:name="CustomShape 31" draw:style-name="gr15" draw:text-style-name="P8" xml:id="id2" draw:id="id2" draw:layer="layout" svg:width="2.792cm" svg:height="2.03cm" svg:x="18.879cm" svg:y="8.799cm">
          <text:p text:style-name="P7"><text:span text:style-name="T4">Add Photo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3" draw:text-style-name="P9" draw:layer="layout" svg:x1="20.295cm" svg:y1="8.799cm" svg:x2="20.296cm" svg:y2="7.252cm">
          <text:p/>
        </draw:line>
        <draw:line draw:name="Line 33" draw:style-name="gr3" draw:text-style-name="P4" draw:layer="layout" svg:x1="0cm" svg:y1="0cm" svg:x2="0.001cm" svg:y2="0.001cm">
          <text:p/>
        </draw:line>
        <draw:line draw:name="Line 34" draw:style-name="gr3" draw:text-style-name="P4" draw:layer="layout" svg:x1="0cm" svg:y1="0cm" svg:x2="0.001cm" svg:y2="0.001cm">
          <text:p/>
        </draw:line>
        <draw:custom-shape draw:name="CustomShape 35" draw:style-name="gr16" draw:text-style-name="P8" draw:layer="layout" svg:width="3.046cm" svg:height="2.03cm" svg:x="8.036cm" svg:y="8.69cm">
          <text:p text:style-name="P7"><text:span text:style-name="T4">Add categor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6" draw:style-name="gr3" draw:text-style-name="P9" draw:layer="layout" svg:x1="9.652cm" svg:y1="8.69cm" svg:x2="9.653cm" svg:y2="7.15cm">
          <text:p/>
        </draw:line>
        <draw:line draw:name="Line 37" draw:style-name="gr3" draw:text-style-name="P4" draw:layer="layout" svg:x1="9.498cm" svg:y1="12.954cm" svg:x2="9.499cm" svg:y2="10.722cm">
          <text:p/>
        </draw:line>
        <draw:line draw:name="Line 38" draw:style-name="gr3" draw:text-style-name="P4" draw:layer="layout" svg:x1="15.54cm" svg:y1="12.954cm" svg:x2="15.541cm" svg:y2="10.829cm">
          <text:p/>
        </draw:line>
        <draw:line draw:name="Line 39" draw:style-name="gr3" draw:text-style-name="P4" draw:layer="layout" svg:x1="0cm" svg:y1="0cm" svg:x2="0.001cm" svg:y2="0.001cm">
          <text:p/>
        </draw:line>
        <draw:connector draw:style-name="gr17" draw:text-style-name="P12" draw:layer="layout" draw:line-skew="1.623cm" svg:x1="3.808cm" svg:y1="4.308cm" svg:x2="20.275cm" svg:y2="10.829cm" draw:start-shape="id1" draw:start-glue-point="2" draw:end-shape="id2" draw:end-glue-point="2" svg:d="M3808 4308v8646h16467v-2125" svg:viewBox="0 0 16468 8647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1T19">
        <draw:custom-shape draw:name="CustomShape 1" draw:style-name="gr1" draw:text-style-name="P2" draw:layer="layout" svg:width="24.758cm" svg:height="0.941cm" svg:x="1.654cm" svg:y="1.028cm">
          <text:p text:style-name="P1"><text:span text:style-name="T1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xml:id="id3" draw:id="id3" draw:layer="layout" svg:width="3.552cm" svg:height="1.266cm" svg:x="6.524cm" svg:y="6.926cm">
          <text:p text:style-name="P1"><text:span text:style-name="T3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4" draw:layer="layout" svg:x1="10.18cm" svg:y1="7.534cm" svg:x2="12.428cm" svg:y2="7.535cm">
          <text:p/>
        </draw:line>
        <draw:custom-shape draw:name="CustomShape 4" draw:style-name="gr18" draw:text-style-name="P4" draw:layer="layout" svg:width="1.774cm" svg:height="0.802cm" svg:x="10.234cm" svg:y="7.4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3.808cm" svg:height="2.538cm" svg:x="12.366cm" svg:y="6.318cm">
          <text:p text:style-name="P1"><text:span text:style-name="T5">View New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3" draw:text-style-name="P4" draw:layer="layout" svg:x1="16.281cm" svg:y1="7.535cm" svg:x2="18.529cm" svg:y2="7.536cm">
          <text:p/>
        </draw:line>
        <draw:custom-shape draw:name="CustomShape 7" draw:style-name="gr18" draw:text-style-name="P4" draw:layer="layout" svg:width="1.774cm" svg:height="0.802cm" svg:x="16.335cm" svg:y="7.4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xml:id="id5" draw:id="id5" draw:layer="layout" svg:width="3.808cm" svg:height="2.538cm" svg:x="18.467cm" svg:y="6.319cm">
          <text:p text:style-name="P1"><text:span text:style-name="T5">View Blog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3" draw:text-style-name="P4" draw:layer="layout" svg:x1="0cm" svg:y1="0cm" svg:x2="0.001cm" svg:y2="0.001cm">
          <text:p/>
        </draw:line>
        <draw:line draw:name="Line 10" draw:style-name="gr3" draw:text-style-name="P4" draw:layer="layout" svg:x1="0cm" svg:y1="0cm" svg:x2="0.001cm" svg:y2="0.001cm">
          <text:p/>
        </draw:line>
        <draw:line draw:name="Line 11" draw:style-name="gr4" draw:text-style-name="P4" draw:layer="layout" svg:x1="12.882cm" svg:y1="11.168cm" svg:x2="15.676cm" svg:y2="11.169cm">
          <text:p/>
        </draw:line>
        <draw:line draw:name="Line 12" draw:style-name="gr4" draw:text-style-name="P4" draw:layer="layout" svg:x1="12.882cm" svg:y1="11.968cm" svg:x2="15.676cm" svg:y2="11.969cm">
          <text:p/>
        </draw:line>
        <draw:custom-shape draw:name="CustomShape 13" draw:style-name="gr5" draw:text-style-name="P2" draw:layer="layout" svg:width="2.792cm" svg:height="0.804cm" svg:x="13.282cm" svg:y="11.168cm">
          <text:p text:style-name="P5"><text:span text:style-name="T3">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3" draw:text-style-name="P4" draw:layer="layout" svg:x1="14.152cm" svg:y1="11.168cm" svg:x2="14.153cm" svg:y2="8.858cm">
          <text:p/>
        </draw:line>
        <draw:line draw:name="Line 15" draw:style-name="gr4" draw:text-style-name="P4" draw:layer="layout" svg:x1="19.182cm" svg:y1="11.168cm" svg:x2="21.976cm" svg:y2="11.169cm">
          <text:p/>
        </draw:line>
        <draw:line draw:name="Line 16" draw:style-name="gr4" draw:text-style-name="P4" draw:layer="layout" svg:x1="19.182cm" svg:y1="11.968cm" svg:x2="21.976cm" svg:y2="11.969cm">
          <text:p/>
        </draw:line>
        <draw:custom-shape draw:name="CustomShape 17" draw:style-name="gr5" draw:text-style-name="P2" draw:layer="layout" svg:width="2.792cm" svg:height="0.804cm" svg:x="19.582cm" svg:y="11.168cm">
          <text:p text:style-name="P5"><text:span text:style-name="T3">Blo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" draw:text-style-name="P4" draw:layer="layout" svg:x1="20.452cm" svg:y1="11.168cm" svg:x2="20.453cm" svg:y2="8.858cm">
          <text:p/>
        </draw:line>
        <draw:custom-shape draw:name="CustomShape 19" draw:style-name="gr2" draw:text-style-name="P3" xml:id="id4" draw:id="id4" draw:layer="layout" svg:width="2.538cm" svg:height="1.522cm" svg:x="9.78cm" svg:y="2.486cm">
          <text:p text:style-name="P1"><text:span text:style-name="T5">Replie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4" draw:text-style-name="P4" draw:layer="layout" svg:x1="9.906cm" svg:y1="5.08cm" svg:x2="12.446cm" svg:y2="5.081cm">
          <text:p/>
        </draw:line>
        <draw:line draw:name="Line 21" draw:style-name="gr4" draw:text-style-name="P4" draw:layer="layout" svg:x1="9.906cm" svg:y1="5.88cm" svg:x2="12.446cm" svg:y2="5.881cm">
          <text:p/>
        </draw:line>
        <draw:custom-shape draw:name="CustomShape 22" draw:style-name="gr5" draw:text-style-name="P2" draw:layer="layout" svg:width="3.3cm" svg:height="0.723cm" svg:x="10.106cm" svg:y="5.08cm">
          <text:p text:style-name="P5"><text:span text:style-name="T5">Repl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3" draw:text-style-name="P4" draw:layer="layout" svg:x1="10.976cm" svg:y1="4.01cm" svg:x2="10.977cm" svg:y2="5.08cm">
          <text:p/>
        </draw:line>
        <draw:line draw:name="Line 24" draw:style-name="gr3" draw:text-style-name="P4" draw:layer="layout" svg:x1="14.324cm" svg:y1="3.302cm" svg:x2="14.325cm" svg:y2="6.318cm">
          <text:p/>
        </draw:line>
        <draw:line draw:name="Line 25" draw:style-name="gr3" draw:text-style-name="P4" draw:layer="layout" svg:x1="0cm" svg:y1="0cm" svg:x2="0.001cm" svg:y2="0.001cm">
          <text:p/>
        </draw:line>
        <draw:line draw:name="Line 26" draw:style-name="gr3" draw:text-style-name="P4" draw:layer="layout" svg:x1="0cm" svg:y1="0cm" svg:x2="0.001cm" svg:y2="0.001cm">
          <text:p/>
        </draw:line>
        <draw:connector draw:style-name="gr17" draw:text-style-name="P12" draw:layer="layout" svg:x1="8.3cm" svg:y1="6.926cm" svg:x2="9.78cm" svg:y2="3.247cm" draw:start-shape="id3" draw:start-glue-point="0" draw:end-shape="id4" draw:end-glue-point="3" svg:d="M8300 6926v-3679h1480" svg:viewBox="0 0 1481 3680">
          <text:p/>
        </draw:connector>
        <draw:connector draw:style-name="gr17" draw:text-style-name="P12" draw:layer="layout" svg:x1="12.318cm" svg:y1="3.247cm" svg:x2="20.371cm" svg:y2="6.319cm" draw:start-shape="id4" draw:start-glue-point="1" draw:end-shape="id5" draw:end-glue-point="0" svg:d="M12318 3247h8053v3072" svg:viewBox="0 0 8054 3073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Title_20_Only-title" draw:layer="backgroundobjects" svg:width="25.195cm" svg:height="2.625cm" svg:x="1.4cm" svg:y="0.628cm" presentation:class="title" presentation:placeholder="true" presentation:user-transformed="true">
        <draw:text-box/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0:43:09</meta:creation-date>
    <dc:language>en-US</dc:language>
    <dc:date>2020-04-15T13:23:34.874376598</dc:date>
    <meta:editing-cycles>8</meta:editing-cycles>
    <meta:editing-duration>PT16M27S</meta:editing-duration>
    <meta:generator>LibreOffice/6.0.7.3$Linux_X86_64 LibreOffice_project/00m0$Build-3</meta:generator>
    <meta:document-statistic meta:object-count="109"/>
  </office:meta>
</office:document-meta>
</file>